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bg" fo:country="B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печатайте списъци от </text:p>
      <text:p text:style-name="P1"/>
      <text:p text:style-name="P1">Събития – всяко събитие е линк към пълната информация за него</text:p>
      <text:p text:style-name="P1">зали</text:p>
      <text:p text:style-name="P1">Устройства за кастване – всяко устройство е линк към пълната информация за него</text:p>
      <text:p text:style-name="P1">Потребители – всеки потребител е линк към профила му </text:p>
      <text:p text:style-name="P1">Курсове – всеки курс е линк към нивата му</text:p>
      <text:p text:style-name="P1">Нива /и курс към, който принадлежи, курсът е линк към списък с нивата му/– всяко ниво е линк към лекциите му</text:p>
      <text:p text:style-name="P1">Лекции /и ниво, къме което принадлежи, нивото е линк към списък с лекциите му/ – всяка лекция е линк към пълна информация за лекцията и нейното домашно</text:p>
      <text:p text:style-name="P1">Домашни /и лекция, към която принадлежи, лекцията е линк към пълната информация за нея/</text:p>
      <text:p text:style-name="P1"/>
      <text:p text:style-name="P1"><text:s/>Добавете и бутон за връщаве към предишния списък/информац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6S</meta:editing-duration>
    <meta:editing-cycles>3</meta:editing-cycles>
    <meta:generator>OpenOffice/4.1.5$Win32 OpenOffice.org_project/415m1$Build-9789</meta:generator>
    <dc:date>2020-10-11T18:48:18.05</dc:date>
    <meta:document-statistic meta:table-count="0" meta:image-count="0" meta:object-count="0" meta:page-count="1" meta:paragraph-count="10" meta:word-count="116" meta:character-count="667"/>
    <meta:user-defined meta:name="Info 1"/>
    <meta:user-defined meta:name="Info 2"/>
    <meta:user-defined meta:name="Info 3"/>
    <meta:user-defined meta:name="Info 4"/>
  </office:meta>
</office:document-meta>
</file>